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8524in" svg:y="0in">
            <draw:object draw:notify-on-update-of-ranges="Sheet1.C1:Sheet1.C14 Sheet1.B1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0000_2.0_05_.27500,.32500_pos.csv</text:p>
          </table:table-cell>
          <table:table-cell office:value-type="float" office:value="0.375238564299105" calcext:value-type="float">
            <text:p>0.375238564299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0_2.0_05_.07500,.12500_pos.csv</text:p>
          </table:table-cell>
          <table:table-cell office:value-type="float" office:value="0.345789870207952" calcext:value-type="float">
            <text:p>0.345789870207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10000_2.0_05_.77500,.82500_pos.csv</text:p>
          </table:table-cell>
          <table:table-cell office:value-type="float" office:value="0.360530577067561" calcext:value-type="float">
            <text:p>0.36053057706756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00_3.0_05_.07500,.12500_pos.csv</text:p>
          </table:table-cell>
          <table:table-cell office:value-type="float" office:value="0.488206967851853" calcext:value-type="float">
            <text:p>0.488206967851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0_3.0_05_.37500,.42500_pos.csv</text:p>
          </table:table-cell>
          <table:table-cell office:value-type="float" office:value="0.480543335477806" calcext:value-type="float">
            <text:p>0.480543335477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10000_3.0_05_.77500,.82500_pos.csv</text:p>
          </table:table-cell>
          <table:table-cell office:value-type="float" office:value="0.461389410942853" calcext:value-type="float">
            <text:p>0.461389410942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00_4.0_05_.07500,.12500_pos.csv</text:p>
          </table:table-cell>
          <table:table-cell office:value-type="float" office:value="0.570202098391263" calcext:value-type="float">
            <text:p>0.570202098391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000_4.0_05_.37500,.42500_pos.csv</text:p>
          </table:table-cell>
          <table:table-cell office:value-type="float" office:value="0.614898620001507" calcext:value-type="float">
            <text:p>0.614898620001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000_4.0_05_.77500,.82500_pos.csv</text:p>
          </table:table-cell>
          <table:table-cell office:value-type="float" office:value="0.585070830373892" calcext:value-type="float">
            <text:p>0.58507083037389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0:17:08.866779292</meta:creation-date>
    <dc:date>2021-12-15T21:27:51.377176734</dc:date>
    <meta:editing-duration>PT10H50M22S</meta:editing-duration>
    <meta:editing-cycles>1</meta:editing-cycles>
    <meta:document-statistic meta:table-count="1" meta:cell-count="2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Sheet1.B1:Sheet1.C14" svg:x="0.32cm" svg:y="0.18cm" svg:width="13.097cm" svg:height="8.64cm">
          <chartooo:coordinate-region svg:x="1.047cm" svg:y="0.379cm" svg:width="12.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4" chart:class="chart:scatter">
            <chart:domain table:cell-range-address="Sheet1.C1:Sheet1.C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1:Sheet1.C14</svg:desc>
                </draw:g>
              </table:table-cell>
              <table:table-cell office:value-type="float" office:value="0.375238564299105">
                <text:p>0.375238564299105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5789870207952">
                <text:p>0.345789870207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60530577067561">
                <text:p>0.360530577067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488206967851853">
                <text:p>0.488206967851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480543335477806">
                <text:p>0.480543335477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461389410942853">
                <text:p>0.461389410942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70202098391263">
                <text:p>0.570202098391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614898620001507">
                <text:p>0.614898620001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585070830373892">
                <text:p>0.585070830373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